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C000001B3ACEF150C7D634560.png" manifest:media-type="image/png"/>
  <manifest:file-entry manifest:full-path="Pictures/100000000000035500000300AFC8BDEC2F6EAB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4.386cm" fo:min-width="15.836cm"/>
    </style:style>
    <style:style style:name="gr3" style:family="graphic" style:parent-style-name="standard">
      <style:graphic-properties draw:stroke="none" svg:stroke-color="#ff99ff" draw:fill="none" draw:fill-color="#ffffff" fo:min-height="6.943cm"/>
    </style:style>
    <style:style style:name="P1" style:family="paragraph">
      <style:paragraph-properties fo:text-align="center"/>
    </style:style>
    <style:style style:name="P2" style:family="paragraph">
      <style:text-properties fo:font-size="88pt" style:font-size-asian="18pt" style:font-size-complex="18pt"/>
    </style:style>
    <style:style style:name="P3" style:family="paragraph">
      <loext:graphic-properties draw:fill="none" draw:fill-color="#ffffff"/>
      <style:text-properties fo:font-size="88pt" style:font-size-asian="18pt" style:font-size-complex="18pt"/>
    </style:style>
    <style:style style:name="T1" style:family="text">
      <style:text-properties fo:font-size="8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087cm" svg:height="27.088cm" svg:x="60.194cm" svg:y="8.112cm">
          <draw:image xlink:href="Pictures/100000000000035500000300AFC8BDEC2F6EAB6E.png" xlink:type="simple" xlink:show="embed" xlink:actuate="onLoad">
            <text:p/>
          </draw:image>
        </draw:frame>
        <draw:frame draw:style-name="gr1" draw:text-style-name="P1" draw:layer="layout" svg:width="23.561cm" svg:height="15.342cm" svg:x="11.033cm" svg:y="15.122cm">
          <draw:image xlink:href="Pictures/100002010000029C000001B3ACEF150C7D634560.png" xlink:type="simple" xlink:show="embed" xlink:actuate="onLoad">
            <text:p/>
          </draw:image>
        </draw:frame>
        <draw:custom-shape draw:style-name="gr2" draw:text-style-name="P1" draw:layer="layout" svg:width="18.669cm" svg:height="9.271cm" svg:x="39.38cm" svg:y="18.9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31.86cm" svg:height="7.193cm" svg:x="7.477cm" svg:y="35.29cm">
          <draw:text-box>
            <text:p text:style-name="P2"><text:span text:style-name="T1">Set of Near-Duplicates</text:span></text:p>
          </draw:text-box>
        </draw:frame>
        <draw:frame draw:style-name="gr3" draw:text-style-name="P3" draw:layer="layout" svg:width="31.86cm" svg:height="7.193cm" svg:x="60.235cm" svg:y="35.29cm">
          <draw:text-box>
            <text:p text:style-name="P2"><text:span text:style-name="T1">Image phylogeny tre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1:48:14.763380035</meta:creation-date>
    <dc:date>2016-02-29T13:14:47.860002593</dc:date>
    <meta:editing-duration>PT3M22S</meta:editing-duration>
    <meta:editing-cycles>1</meta:editing-cycles>
    <meta:document-statistic meta:object-count="5"/>
    <meta:generator>LibreOffice/5.0.5.2$Linux_X86_64 LibreOffice_project/00m0$Build-2</meta:generator>
  </office:meta>
</office:document-meta>
</file>